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Проверка-задания-ментором"/><text:a xlink:type="simple" xlink:href="https://docs.rs.school/#/pull-request-review-process?id=Проверка-задания-ментором" text:style-name="Internet_20_link" text:visited-style-name="Visited_20_Internet_20_Link">Проверка задания ментором</text:a></text:h>
      <text:list xml:id="list598420958" text:style-name="L1">
        <text:list-item>
          <text:p text:style-name="P3">Студент выполняет задание в приватном репозитории.</text:p>
        </text:list-item>
        <text:list-item>
          <text:p text:style-name="P3">Студент создает и оформляет Pull Request до дедлайна.</text:p>
          <text:list>
            <text:list-item>
              <text:p text:style-name="P3">Правила оформления PR указаны <text:a xlink:type="simple" xlink:href="https://docs.rs.school/#/pull-request-review-process?id=Описание-pull-request-должно-содержать-следующую-информацию" office:target-frame-name="_blank" xlink:show="new" text:style-name="Internet_20_link" text:visited-style-name="Visited_20_Internet_20_Link">ниже</text:a></text:p>
            </text:list-item>
            <text:list-item>
              <text:p text:style-name="P3">Штрафы за нарушения дедлайна указаны <text:a xlink:type="simple" xlink:href="https://docs.rs.school/#/stage2?id=Дедлайны" office:target-frame-name="_blank" xlink:show="new" text:style-name="Internet_20_link" text:visited-style-name="Visited_20_Internet_20_Link">ниже</text:a></text:p>
            </text:list-item>
          </text:list>
        </text:list-item>
        <text:list-item>
          <text:p text:style-name="P3">До выставления финальной оценки ментором, студент может продолжать реализовывать фичи </text:p>
        </text:list-item>
        <text:list-item>
          <text:p text:style-name="P3">Ментор проверяет PR, оставляет свои замечания и рекомендации по качеству кода (copy-paste, magic numbers, project structure, etc.) и реализованной функциональности. Указывает предварительную оценку в комментарии.</text:p>
          <text:list>
            <text:list-item>
              <text:p text:style-name="P3">Оценка выставляется ментором на основании критериев оценки указанных для каждого задания</text:p>
            </text:list-item>
            <text:list-item>
              <text:p text:style-name="P3">При выставлении оценки учитывается весь реализованный функционал. Например, студент выполнил минимальные требования не на 100 процентов, но выполнил часть дополнительных - все требования должны учитываться</text:p>
            </text:list-item>
            <text:list-item>
              <text:p text:style-name="P3">Ментор может выставить предварительную оценку авансом, с учетом того, что студент исправит все замечания ментора</text:p>
            </text:list-item>
          </text:list>
        </text:list-item>
        <text:list-item>
          <text:p text:style-name="P3">Студент в течении 5 дней исправляет замечания ментора.</text:p>
          <text:list>
            <text:list-item>
              <text:p text:style-name="P3">Если комментарии ментора к PR предполагают ответ студента - студент пишет ответ</text:p>
            </text:list-item>
            <text:list-item>
              <text:p text:style-name="P3">Если студент вкомитал правки, он должен оставить комментарий о том, что именно было вкомитанно/исправлено</text:p>
            </text:list-item>
          </text:list>
        </text:list-item>
        <text:list-item>
          <text:p text:style-name="P3">По результатам исправления ментор выставляет окончательную оценку в Score (RS APP &gt; Submit-review) . </text:p>
          <text:list>
            <text:list-item>
              <text:p text:style-name="P3">Ментор сам решает снимать баллы или нет за функциональность реализованную студентом после дедлайна.</text:p>
            </text:list-item>
            <text:list-item>
              <text:p text:style-name="P2">Если студент не исправил замечания ментора по качеству кода, ментор может дополнительно снизить оценку. Размер штрафа на усмотрение ментора, максимум -50 баллов.</text:p>
            </text:list-item>
          </text:list>
        </text:list-item>
      </text:list>
      <text:h text:style-name="Heading_20_2" text:outline-level="2"><text:bookmark text:name="Требования-к-pull-request-pr"/><text:a xlink:type="simple" xlink:href="https://docs.rs.school/#/pull-request-review-process?id=Требования-к-pull-request-pr" text:style-name="Internet_20_link" text:visited-style-name="Visited_20_Internet_20_Link">Требования к Pull Request (PR)</text:a></text:h>
      <text:p text:style-name="Text_20_body">Pull Request - это место для обсуждения кода. Он не должен выглядеть как монолог студента или ментора. Будьте культурными, уважайте время и работу друг друга.</text:p>
      <text:h text:style-name="Heading_20_3" text:outline-level="3"><text:bookmark text:name="Описание-pull-request-должно-содержать-следующую-информацию"/><text:a xlink:type="simple" xlink:href="https://docs.rs.school/#/pull-request-review-process?id=Описание-pull-request-должно-содержать-следующую-информацию" text:style-name="Internet_20_link" text:visited-style-name="Visited_20_Internet_20_Link">Описание Pull Request должно содержать следующую информацию:</text:a></text:h>
      <text:list xml:id="list686773333" text:style-name="L2">
        <text:list-item>
          <text:p text:style-name="P5">Ссылка на задание.</text:p>
        </text:list-item>
        <text:list-item>
          <text:p text:style-name="P5">Скриншот результата выполнения задания (страница созданного приложения или сайта). Скриншот добавляем в Pull Request в виде изображения. Для добавления в Pull Request изображения, его можно просто перетянуть с компьютера.</text:p>
        </text:list-item>
        <text:list-item>
          <text:p text:style-name="P5">Ссылка на задеплоенную версию вашего приложения или сайта. Для деплоя можно использовать:</text:p>
          <text:list>
            <text:list-item>
              <text:p text:style-name="P5">при наличии приватного репозитория школы - gh-pages</text:p>
            </text:list-item>
            <text:list-item>
              <text:p text:style-name="P5">при отсутствии приватного репозитория школы или при невозможности разместить приложение на <text:span text:style-name="Source_20_Text">gh-pages</text:span> приватного репозитория школы, приложение можно разместить на <text:a xlink:type="simple" xlink:href="https://app.netlify.com/drop" office:target-frame-name="_blank" xlink:show="new" text:style-name="Internet_20_link" text:visited-style-name="Visited_20_Internet_20_Link">netlify.com</text:a>, либо на другом подобном хостинге. </text:p>
            </text:list-item>
            <text:list-item>
              <text:p text:style-name="P5">для демоверсий, размещённых на netlify, название сайта даётся по схеме: имя гитхаб аккаунта - название таска. </text:p>
            </text:list-item>
          </text:list>
        </text:list-item>
        <text:list-item>
          <text:p text:style-name="P5">Дата сдачи / дата дедлайна.</text:p>
        </text:list-item>
        <text:list-item>
          <text:p text:style-name="P4">Ваша самопроверка с предварительной оценкой.</text:p>
        </text:list-item>
      </text:list>
      <text:h text:style-name="Heading_20_3" text:outline-level="3"><text:bookmark text:name="Пример-оформления"/><text:soft-page-break/><text:a xlink:type="simple" xlink:href="https://docs.rs.school/#/pull-request-review-process?id=Пример-оформления" text:style-name="Internet_20_link" text:visited-style-name="Visited_20_Internet_20_Link">Пример оформления</text:a></text:h>
      <text:p text:style-name="Preformatted_20_Text"><text:span text:style-name="Source_20_Text">1. Task: https://github.com/rolling-scopes-school/tasks/blob/master/tasks/fancy-weather.md</text:span></text:p>
      <text:p text:style-name="Preformatted_20_Text"><text:span text:style-name="Source_20_Text">2. Screenshot:</text:span></text:p>
      <text:p text:style-name="Preformatted_20_Text"><text:span text:style-name="Source_20_Text"><text:s text:c="3"/>![](https://docs.rs.school/images/fancy-weather.png)</text:span></text:p>
      <text:p text:style-name="Preformatted_20_Text"><text:span text:style-name="Source_20_Text">3. Deploy: https://chakapega-fancy-weather.netlify.com/</text:span></text:p>
      <text:p text:style-name="Preformatted_20_Text"><text:span text:style-name="Source_20_Text">4. Done 28.05.2020 / deadline 31.05.2020</text:span></text:p>
      <text:p text:style-name="Preformatted_20_Text"><text:span text:style-name="Source_20_Text">5. Score: 220 / 300</text:span></text:p>
      <text:p text:style-name="Preformatted_20_Text"><text:span text:style-name="Source_20_Text">- Вёрстка, дизайн, UI (15/30)</text:span></text:p>
      <text:p text:style-name="Preformatted_20_Text"><text:span text:style-name="Source_20_Text"><text:s text:c="2"/>- [x] минимальная ширина страницы, при которой она отображается корректно – 320 рх (10)</text:span></text:p>
      <text:p text:style-name="Preformatted_20_Text"><text:span text:style-name="Source_20_Text"><text:s text:c="2"/>- [±] внешний вид приложения внешне соответствует макету или является его улучшенной версией (5/10) <text:s text:c="2"/></text:span></text:p>
      <text:p text:style-name="Preformatted_20_Text"><text:span text:style-name="Source_20_Text"><text:s text:c="2"/>- [ ] приложение корректно отображается для любого выбранного языка (0)</text:span></text:p>
      <text:p text:style-name="Preformatted_20_Text"><text:span text:style-name="Source_20_Text">- В блоке "Погода за сегодня" отображаются следующие данные (15/20)</text:span></text:p>
      <text:p text:style-name="Preformatted_20_Text"><text:span text:style-name="Source_20_Text"><text:s text:c="2"/>- [x] данные о погоде и местоположении пользователя (10)</text:span></text:p>
      <text:p text:style-name="Preformatted_20_Text"><text:span text:style-name="Source_20_Text"><text:s text:c="2"/>- [±] часы, обновляющие время каждую секунду (5/10) </text:span></text:p>
      <text:p text:style-name="P1"><text:span text:style-name="Source_20_Text"><text:s/>...</text:span></text:p>
      <text:h text:style-name="Heading_20_3" text:outline-level="3"><text:bookmark text:name="pull-request-не-должен-содержать"/><text:a xlink:type="simple" xlink:href="https://docs.rs.school/#/pull-request-review-process?id=pull-request-не-должен-содержать" text:style-name="Internet_20_link" text:visited-style-name="Visited_20_Internet_20_Link">Pull Request не должен содержать:</text:a></text:h>
      <text:list xml:id="list279887100" text:style-name="L3">
        <text:list-item>
          <text:p text:style-name="P7">Закоментированного кода</text:p>
        </text:list-item>
        <text:list-item>
          <text:p text:style-name="P6">Лишних файлов, автосгенерированного кода, node_modules и т.д.</text:p>
        </text:list-item>
      </text:list>
      <text:h text:style-name="Heading_20_2" text:outline-level="2"><text:bookmark text:name="Рекомендация-по-организации-процесса-code-review"/><text:a xlink:type="simple" xlink:href="https://docs.rs.school/#/pull-request-review-process?id=Рекомендация-по-организации-процесса-code-review" text:style-name="Internet_20_link" text:visited-style-name="Visited_20_Internet_20_Link">Рекомендация по организации процесса Code review</text:a></text:h>
      <text:p text:style-name="Text_20_body">Для более эффективного процесса код ревью заданий студентов, рекомендутся проводить его в два этапа:</text:p>
      <text:list xml:id="list1390191098" text:style-name="L4">
        <text:list-item>
          <text:p text:style-name="P9">Ревью "Draft" версии задания. Студент создает PR, когда готова "Draft" версия, которая показывает основную концепцию задачи и реализует основные части приложения. Решенная таким образом задача может не покрывать дополнительные требования.</text:p>
        </text:list-item>
        <text:list-item>
          <text:p text:style-name="P9">Ревью "Release" версии задания. Это законченная и отрефакторенная версия задания, в которой исправлены замечания по фундаментальному подходу и учтены пожелания во время ревью Draft версии. Такой подход решает несколько проблем, которые встречаются при ревью и разработке больших заданий:</text:p>
        </text:list-item>
        <text:list-item>
          <text:p text:style-name="P9">Снижение единовременноой ревью нагрузки на ментора. Зачастую довольно сложно внимательно посмотреть весь код задания за один раз и разъяснить все концепты, которые пропустил студент в рамках большой код базы. Зачастую гораздо проще найти время на 2 ревью поменьше, хотя в целом суммарно времени может уйти больше.</text:p>
        </text:list-item>
        <text:list-item>
          <text:p text:style-name="P9">Архитектурные промахи в самом начале, которые влекут за собой "дорогие" в плане рефакторинга проблемы</text:p>
        </text:list-item>
        <text:list-item>
          <text:p text:style-name="P9">Обучение работы с Git и Github</text:p>
        </text:list-item>
        <text:list-item>
          <text:p text:style-name="P8">Мотивация успеть в дедлайн</text:p>
        </text:list-item>
      </text:list>
      <text:h text:style-name="Heading_20_2" text:outline-level="2"><text:bookmark text:name="Пример-проверки-студенческого-pr-ментором"/><text:a xlink:type="simple" xlink:href="https://docs.rs.school/#/pull-request-review-process?id=Пример-проверки-студенческого-pr-ментором" text:style-name="Internet_20_link" text:visited-style-name="Visited_20_Internet_20_Link">Пример проверки студенческого PR ментором</text:a></text:h>
      <text:p text:style-name="Text_20_body">Проверку пулл реквеста можно начать с проверки корректности оформления PR, именования коммитов и достаточного их количества.</text:p>
      <text:list xml:id="list2000140833" text:style-name="L5">
        <text:list-item>
          <text:p text:style-name="P11"><text:a xlink:type="simple" xlink:href="https://docs.rs.school/#/git-convention" office:target-frame-name="_blank" xlink:show="new" text:style-name="Internet_20_link" text:visited-style-name="Visited_20_Internet_20_Link">Требования к коммитам</text:a></text:p>
        </text:list-item>
        <text:list-item>
          <text:p text:style-name="P10"><text:a xlink:type="simple" xlink:href="https://docs.rs.school/#/pull-request-review-process?id=Описание-pull-request-должно-содержать-следующую-информацию" office:target-frame-name="_blank" xlink:show="new" text:style-name="Internet_20_link" text:visited-style-name="Visited_20_Internet_20_Link">Требования к pull request</text:a></text:p>
        </text:list-item>
      </text:list>
      <text:p text:style-name="Text_20_body">Далее можно склонировать репозиторий, установить зависимости и проверить собирается ли проект. Если в требованиях было использования линтера или тестов проверить наличие прописанного скрипта для запуска (lint, test), возникают ли ошибки после запуска. Так же стоит обратить внимание есть ли в коде места, где выключены правила линта и попытаться выяснить для чего это было сделано и можно было ли этого избежать. Стоит проверить общую функциональность приложения, отсутствуют ли ошибки в консоли, корректно ли отрабатывают запросы и т.д. На этом этапе можно обратить внимание на возможные UI/UX проблемы:</text:p>
      <text:list xml:id="list3477067696" text:style-name="L6">
        <text:list-item>
          <text:p text:style-name="P13">выделяются ли кликабельные элементы</text:p>
        </text:list-item>
        <text:list-item>
          <text:p text:style-name="P13"><text:soft-page-break/>не происходит ли перекрытие элементов/текста</text:p>
        </text:list-item>
        <text:list-item>
          <text:p text:style-name="P12">возможно найдутся рекомендации по улучшению внешнего вида если четко заданного дизайна в задании не было</text:p>
        </text:list-item>
      </text:list>
      <text:p text:style-name="Text_20_body">Далее code review. Возможные моменты, где можно улучшить качество кода: <text:span text:style-name="Strong_20_Emphasis">Общие принципы</text:span></text:p>
      <text:list xml:id="list3971162147" text:style-name="L7">
        <text:list-item>
          <text:p text:style-name="P15">DRY - если есть повторяющиеся куски кода, лучше выносить их в отдельный класс/функцию</text:p>
        </text:list-item>
        <text:list-item>
          <text:p text:style-name="P15">KISS - пытаться сохранить простую и понятную структуру</text:p>
        </text:list-item>
        <text:list-item>
          <text:p text:style-name="P14">комментарии стоит оставлять для объяснение задачи кода, а не для его описания</text:p>
        </text:list-item>
      </text:list>
      <text:p text:style-name="Preformatted_20_Text"><text:span text:style-name="Source_20_Text">Bad</text:span></text:p>
      <text:p text:style-name="Preformatted_20_Text"/>
      <text:p text:style-name="Preformatted_20_Text"><text:span text:style-name="Source_20_Text"># method to find min value</text:span></text:p>
      <text:p text:style-name="P1"><text:span text:style-name="Source_20_Text">function findMinValue() {...}</text:span></text:p>
      <text:list xml:id="list543324850" text:style-name="L8">
        <text:list-item>
          <text:p text:style-name="P17">не использован форматтер кода, они помогают привести код к одному стилю для всех членов команды (e.g. prettier)</text:p>
        </text:list-item>
        <text:list-item>
          <text:p text:style-name="P16">лучше для именования переменных/классов/функций не использовать сокращения, это улучшит понимание и читабельность кода</text:p>
        </text:list-item>
      </text:list>
      <text:p text:style-name="Text_20_body"><text:span text:style-name="Strong_20_Emphasis">HTML</text:span></text:p>
      <text:list xml:id="list3887814894" text:style-name="L9">
        <text:list-item>
          <text:p text:style-name="P19">отсутствие атрибута alt для тeга img, так же рекомендуется проставлять высоту и ширину, это полезно когда картинка по какой-то причине не подгрузится</text:p>
        </text:list-item>
        <text:list-item>
          <text:p text:style-name="P19">отсутствие или недостаточная семантика</text:p>
        </text:list-item>
        <text:list-item>
          <text:p text:style-name="P18">избыточные блоки</text:p>
        </text:list-item>
      </text:list>
      <text:p text:style-name="Preformatted_20_Text"><text:span text:style-name="Source_20_Text">&lt;div class="container"&gt;</text:span></text:p>
      <text:p text:style-name="Preformatted_20_Text"><text:span text:style-name="Source_20_Text"><text:s text:c="2"/>&lt;div class="wrapper"&gt;</text:span></text:p>
      <text:p text:style-name="Preformatted_20_Text"><text:span text:style-name="Source_20_Text"><text:s text:c="4"/>&lt;ul&gt;</text:span></text:p>
      <text:p text:style-name="Preformatted_20_Text"><text:span text:style-name="Source_20_Text"><text:s text:c="6"/>...</text:span></text:p>
      <text:p text:style-name="Preformatted_20_Text"><text:span text:style-name="Source_20_Text"><text:s text:c="4"/>&lt;/ul&gt;</text:span></text:p>
      <text:p text:style-name="Preformatted_20_Text"><text:span text:style-name="Source_20_Text"><text:s text:c="2"/>&lt;/div&gt;</text:span></text:p>
      <text:p text:style-name="P1"><text:span text:style-name="Source_20_Text">&lt;/div&gt;</text:span></text:p>
      <text:p text:style-name="P1"><text:span text:style-name="Source_20_Text"/></text:p>
      <text:list xml:id="list4146977523" text:style-name="L10">
        <text:list-item>
          <text:p text:style-name="P20">для html использовать имена классов в kebab-case</text:p>
        </text:list-item>
      </text:list>
      <text:p text:style-name="Preformatted_20_Text"><text:span text:style-name="Source_20_Text">&lt;!-- BAD --&gt;</text:span></text:p>
      <text:p text:style-name="P1"><text:span text:style-name="Source_20_Text">&lt;div class="containerWrapper"&gt;&lt;/div&gt;</text:span></text:p>
      <text:p text:style-name="Preformatted_20_Text"><text:span text:style-name="Source_20_Text">&lt;!-- GOOD --&gt;</text:span></text:p>
      <text:p text:style-name="P1"><text:span text:style-name="Source_20_Text">&lt;div class="container-wrapper"&gt;&lt;/div&gt;</text:span></text:p>
      <text:list xml:id="list1773862618" text:style-name="L11">
        <text:list-item>
          <text:p text:style-name="P22">если в html нужно сделать какой-то заголовок в upper case лучше это делать стилем</text:p>
        </text:list-item>
        <text:list-item>
          <text:p text:style-name="P21">использование в HTML inline стилей или js-кода, например, в виде функции onclick, также является ошибкой</text:p>
        </text:list-item>
      </text:list>
      <text:p text:style-name="Text_20_body"><text:span text:style-name="Strong_20_Emphasis">CSS</text:span></text:p>
      <text:list xml:id="list2223169621" text:style-name="L12">
        <text:list-item>
          <text:p text:style-name="P24">динамические стили стараться применять классами а не js</text:p>
        </text:list-item>
        <text:list-item>
          <text:p text:style-name="P24">стараться писать стили с небольшой степенью вложенности (не больше 2х) - это упрощает сопровождение и переопределение стиля при необходимости</text:p>
        </text:list-item>
        <text:list-item>
          <text:p text:style-name="P23">предпочтительнее использовать одни единицы измерения (или px или rem или em) это позволит проще вносить изменения(при использовании препроцессоров можно написать функцию которая будет переводить пиксели в рем)</text:p>
        </text:list-item>
      </text:list>
      <text:p text:style-name="Text_20_body"><text:span text:style-name="Strong_20_Emphasis">JS</text:span></text:p>
      <text:list xml:id="list2171874233" text:style-name="L13">
        <text:list-item>
          <text:p text:style-name="P26">использовать event delegation, если его можно использовать</text:p>
        </text:list-item>
        <text:list-item>
          <text:p text:style-name="P26">для блоков if else for использовать скобки</text:p>
        </text:list-item>
        <text:list-item>
          <text:p text:style-name="P26">magic numbers and magic strings - стараться выносить их в отдельные константы</text:p>
        </text:list-item>
        <text:list-item>
          <text:p text:style-name="P25">использовать объекты enums</text:p>
        </text:list-item>
      </text:list>
      <text:p text:style-name="Preformatted_20_Text"><text:span text:style-name="Source_20_Text">const KEY_CODES = {</text:span></text:p>
      <text:p text:style-name="Preformatted_20_Text"><text:span text:style-name="Source_20_Text"><text:s text:c="4"/>Space: 32,</text:span></text:p>
      <text:p text:style-name="Preformatted_20_Text"><text:span text:style-name="Source_20_Text"><text:s text:c="4"/>Enter: 13,</text:span></text:p>
      <text:p text:style-name="Preformatted_20_Text"><text:span text:style-name="Source_20_Text"><text:s text:c="4"/>...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f (key === KEY_CODES.Enter) {</text:span></text:p>
      <text:p text:style-name="Preformatted_20_Text"><text:span text:style-name="Source_20_Text"><text:s text:c="2"/>...</text:span></text:p>
      <text:p text:style-name="P1"><text:span text:style-name="Source_20_Text">}</text:span></text:p>
      <text:list xml:id="list1663482269" text:style-name="L14">
        <text:list-item>
          <text:p text:style-name="P28"><text:soft-page-break/>размер файлов (большие файлы трудно читать и поддерживать, если файл больше 200 - 400 строк, то следует задуматься о разделении)</text:p>
        </text:list-item>
        <text:list-item>
          <text:p text:style-name="P28">следить за степенью вложенности условных блоков, блоки со степенью вложенности 3 и более трудно читать и воспринимать, возможно их можно вынести в отдельную функцию</text:p>
        </text:list-item>
        <text:list-item>
          <text:p text:style-name="P28">стараться использовать чистые функции (они лучше тестируются)</text:p>
        </text:list-item>
        <text:list-item>
          <text:p text:style-name="P27">использовать named arguments если число аргументов 3 и более, это позволяет не следить за порядком и при чтении кода более понятно что передается в функцию</text:p>
        </text:list-item>
      </text:list>
      <text:p text:style-name="Preformatted_20_Text"><text:span text:style-name="Source_20_Text">function insertElement({ parent, tag, class, value }){...}</text:span></text:p>
      <text:p text:style-name="Preformatted_20_Text"/>
      <text:p text:style-name="P1"><text:span text:style-name="Source_20_Text">insertElement({ parent: parentElement, tag: 'p', class: 'class', value: 'Some value' })</text:span></text:p>
      <text:h text:style-name="Heading_20_3" text:outline-level="3"><text:bookmark text:name="Дедлайны-для-студентов"/><text:a xlink:type="simple" xlink:href="https://docs.rs.school/#/pull-request-review-process?id=Дедлайны-для-студентов" text:style-name="Internet_20_link" text:visited-style-name="Visited_20_Internet_20_Link">Дедлайны для студентов</text:a></text:h>
      <text:list xml:id="list652145399" text:style-name="L15">
        <text:list-item>
          <text:p text:style-name="P30">Дедлайны всех тасков указаны в расписании курса.</text:p>
        </text:list-item>
        <text:list-item>
          <text:p text:style-name="P30">Если студент не успел сдать задание вовремя, ментор по своему жалению может приминить следующие штрафы:</text:p>
          <text:list>
            <text:list-item>
              <text:p text:style-name="P30">-10 баллов к оценке при опоздании до 3 дней включительно</text:p>
            </text:list-item>
            <text:list-item>
              <text:p text:style-name="P30">-30% процентов к оценке при опоздании до 7 дней включительно</text:p>
            </text:list-item>
            <text:list-item>
              <text:p text:style-name="P30">-70% процентов к оценке при опоздании более чем на неделю</text:p>
            </text:list-item>
            <text:list-item>
              <text:p text:style-name="P30">по усмотрению ментора, при наличии уважительной причины (больница, армейские сборы и т.д.)</text:p>
            </text:list-item>
            <text:list-item>
              <text:p text:style-name="P29">При применении штрафных коэффициентов, округление происходит в пользу студента</text:p>
            </text:list-item>
          </text:list>
        </text:list-item>
      </text:list>
      <text:h text:style-name="Heading_20_3" text:outline-level="3"><text:bookmark text:name="Дедлайны-для-менторов"/><text:a xlink:type="simple" xlink:href="https://docs.rs.school/#/pull-request-review-process?id=Дедлайны-для-менторов" text:style-name="Internet_20_link" text:visited-style-name="Visited_20_Internet_20_Link">Дедлайны для менторов</text:a></text:h>
      <text:p text:style-name="Text_20_body">Ожидается, что ментор проверяет работу студента в течении одной-двух недель после сдачи работы студентом. Но чем раньше, тем лучше. Даты дедлайнов для студентов указаны в расписании.</text:p>
      <text:h text:style-name="Heading_20_2" text:outline-level="2"><text:bookmark text:name="recommended-links"/><text:a xlink:type="simple" xlink:href="https://docs.rs.school/#/pull-request-review-process?id=recommended-links" text:style-name="Internet_20_link" text:visited-style-name="Visited_20_Internet_20_Link">Recommended links</text:a></text:h>
      <text:list xml:id="list1693379238" text:style-name="L16">
        <text:list-item>
          <text:p text:style-name="P31"><text:a xlink:type="simple" xlink:href="https://github.com/blog/1943-how-to-write-the-perfect-pull-request" office:target-frame-name="_blank" xlink:show="new" text:style-name="Internet_20_link" text:visited-style-name="Visited_20_Internet_20_Link">How to write the perfect Pull Request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41cm" fo:margin-bottom="0.573cm" fo:margin-left="2cm" fo:margin-right="1.214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11:23:33.872565284</meta:creation-date>
    <meta:print-date>2022-06-07T11:25:34.815258588</meta:print-date>
    <dc:date>2022-06-07T11:25:52.697508337</dc:date>
    <meta:editing-duration>PT2M21S</meta:editing-duration>
    <meta:editing-cycles>1</meta:editing-cycles>
    <meta:document-statistic meta:table-count="0" meta:image-count="0" meta:object-count="0" meta:page-count="4" meta:paragraph-count="123" meta:word-count="1286" meta:character-count="8965" meta:non-whitespace-character-count="7815"/>
    <meta:generator>LibreOffice/7.2.5.1$Linux_X86_64 LibreOffice_project/20$Build-1</meta:generator>
  </office:meta>
</office:document-meta>
</file>